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C9D0000048D789E2B0E.svm"/>
  <manifest:file-entry manifest:media-type="" manifest:full-path="Pictures/200000070000115E0000052C75C1A399.svm"/>
  <manifest:file-entry manifest:media-type="" manifest:full-path="Pictures/2000000700001A2700001C031DE3AC19.svm"/>
  <manifest:file-entry manifest:media-type="" manifest:full-path="Pictures/2000000700002B1A0000069E4A42B2BC.svm"/>
  <manifest:file-entry manifest:media-type="" manifest:full-path="Pictures/2000000700000B94000002E6350BC09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1" svg:font-family="Arial" style:font-adornments="Negrita" style:font-family-generic="swiss" style:font-pitch="variable"/>
    <style:font-face style:name="Arial" svg:font-family="Arial" style:font-adornments="Negrita Cursiv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style:font-name="Liberation Serif"/>
    </style:style>
    <style:style style:name="P2" style:family="paragraph" style:parent-style-name="UBUcuerpoTrabajo">
      <style:text-properties style:font-name="Liberation Serif"/>
    </style:style>
    <style:style style:name="P3" style:family="paragraph" style:parent-style-name="UBUcuerpoTrabajo">
      <style:paragraph-properties fo:margin-left="0cm" fo:margin-right="0cm"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font-name="Arial" fo:font-size="15pt" fo:font-style="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eptos teóricos</text:h>
      <text:p text:style-name="P1">Describiremos los conceptos básicos para poder entender nuestro proyecto.</text:p>
      <text:h text:style-name="Heading_20_2" text:outline-level="2">Concepto básicos de Gazebo</text:h>
      <text:p text:style-name="UBUcuerpoTrabajo">Gazebo es el simulador que hemos elegido para desarrollar nuestro robot, en el para diseñar debemos de tener en cuenta las 3 dimensiones, como muestra el siguiente gráfico, donde z, representa el alto, x representa el ancho,e y representara la profundidad. Según la siguiente ilustración se visualizará mejor. <text:bibliography-mark text:identifier="eje" text:bibliography-type="www" text:author="Alexander Subirós Martínez " text:publisher="mailxmail.com" text:title="Aprende autocad 3D" text:year="2006" text:url="http://www.mailxmail.com/curso-aprende-autocad-3d/introducir-coordenadas-z">[eje]</text:bibliography-mark></text:p>
      <text:p text:style-name="P3"><draw:frame draw:style-name="fr1" draw:name="Marco1" text:anchor-type="paragraph" svg:width="8.038cm" draw:z-index="0"><draw:text-box fo:min-height="5.858cm"><text:p text:style-name="Illustration"><draw:frame draw:style-name="fr5" draw:name="gráficos7" text:anchor-type="as-char" svg:width="6.615cm" svg:height="5.318cm" draw:z-index="7"><draw:image xlink:href="http://imagenes.mailxmail.com/cursos/imagenes/8/9/introducir-coordenadas-x-y-z_9598_4_1.jpg" xlink:type="simple" xlink:show="embed" xlink:actuate="onLoad"/></draw:frame> Ilustración <text:sequence text:ref-name="refIllustration0" text:name="Illustration" text:formula="ooow:Illustration+1" style:num-format="1">1</text:sequence>: Eje coordenadas </text:p></draw:text-box></draw:frame></text:p>
      <text:p text:style-name="P1">Por otro lado a la hora de diseñar un robot, tenemos que tener en cuenta la gravedad, que a la hora de crear nuestro mundo es indispensable crearla, asi como el aspecto luminoso de crear un sol en nuestro mundo, que pueda dar sombras a los objetos, estos objetos(ya sean robots, cuerpos inmóviles, o cajas) tienen que tener unas respuestas físicas en nuestro mundo, es necesario indicarlo como cuerpos rígidos para darle a entender que nuestros objetos que <text:s/>no serán estáticos, si no que sufrirá modificaciones debido al impacto de otros objetos, así también poder asignarle la masa, la gravedad y otros aspectos.</text:p>
      <text:p text:style-name="P1"/>
      <text:p text:style-name="P1">También es importante añadir una colisión a nuestro objeto para establecer cuales son los limites del objeto y a partir de cual contacto el objeto sufrirá consecuencias por la física, por ejemplo si queremos crear una pared ya que esta no sufrirá cambio físico, sencillamente le ponemos una colisión y adaptamos los bordes al tamaño de la pared, pero si va a ser un objeto que pueda ser movido, habrá que marcarle una colisión y la masa del cuerpo.</text:p>
      <text:p text:style-name="P1"/>
      <text:p text:style-name="P1">Es importante optimizar a la hora de seleccionar las colisiones, ya que para que estas funcionen la computadora tiene que trabajar para hacer cálculos y mientras mas objetos colisionen a la vez mas trabajo tendrá por hacer, por lo que si puedes utilizar colisiones con menos partes del robot sera muy eficaz para el rendimiento.</text:p>
      <text:h text:style-name="Heading_20_2" text:outline-level="2"><text:span text:style-name="T3">Concepto básicos de ROS</text:span><text:span text:style-name="T3"><text:bibliography-mark text:identifier="ROS" text:bibliography-type="inbook" text:author="Ricardo Ragel de la Torre" text:publisher="Ingenieria industrial" text:title="Entorno de simulaciónROS/Gazebo" text:year="5 de febrero del 2017, 11:53 UTC" text:url="http://bibing.us.es/proyectos/abreproy/5139/fichero/PFC-+Por+cap%C3%ADtulos%252F3-Entorno+de+simulaci%C3%B3n.pdf">[ROS]</text:bibliography-mark></text:span></text:h>
      <text:p text:style-name="UBUcuerpoTrabajo">ROS se compone de un conjunto de librerías de programación, aplicaciones, drivers y herramientas de visualización, monitorización, simulación y análisis, todas reutilizables para el desarrollo de nuevas aplicaciones para robots tanto simulados como reales. Por otro lado, ROS nos proporciona también servicios estándares propios de un sistema operativo pero sin serlo, ya que se instala sobre otro, en general Linux y de manera recomendada Ubuntu, y por ello también <text:soft-page-break/>recibe la denominación de Meta-Sistema Operativo. Posee su propio manejador de paquetes mediante comandos desde terminal para la gestión, compilación y ejecución de archivos, así como abstracción de hardware.</text:p>
      <text:p text:style-name="UBUcuerpoTrabajo"/>
      <text:p text:style-name="UBUcuerpoTrabajo"><draw:frame draw:style-name="fr1" draw:name="Marco2" text:anchor-type="paragraph" svg:width="6.696cm" draw:z-index="1"><draw:text-box fo:min-height="7.17cm"><text:p text:style-name="Illustration"><draw:frame draw:style-name="fr2" draw:name="gráficos2" text:anchor-type="paragraph" svg:width="6.696cm" svg:height="7.17cm" style:rel-height="scale" draw:z-index="2"><draw:image xlink:href="Pictures/2000000700001A2700001C031DE3AC19.svm" xlink:type="simple" xlink:show="embed" xlink:actuate="onLoad"/></draw:frame>Ilustración <text:sequence text:ref-name="refIllustration1" text:name="Illustration" text:formula="ooow:Illustration+1" style:num-format="1">2</text:sequence>: Relación ROS y Sistema operativo</text:p></draw:text-box></draw:frame></text:p>
      <text:p text:style-name="P1">Su estructura es modular, de forma que cada programa o aplicación, lo que en ROS se denomina como nodo, se ejecuta dentro otro ejecutable (Máster) que funciona de núcleo del sistema y hace las veces de plataforma por la que se comunican los diferentes nodos mediante topics y/o servicios, de los que se hablará más adelante. </text:p>
      <text:p text:style-name="P1"><text:span text:style-name="T2">Máster: </text:span>El Maestro proporciona registro de nombres y la búsqueda para el resto de los nodos. El maestro es clave para mandar mensajes entre nodos, intercambiar, o invocar los servicios, lo que hace que sea totalmente indispensable a la hora de ejecutar cualquier tipo de programa.</text:p>
      <text:p text:style-name="P1"><text:span text:style-name="T2">Nodos: </text:span>Los nodos son procesos independientes que realizan la computación. Un sistema de control de robots comprende por lo general muchos nodos. Por ejemplo, un nodo controla un láser, un nodo controla los motores de las ruedas, un nodo lleva a cabo la localización, un nodo realiza planificación de trayectoria, un nodo proporciona una vista gráfica del sistema, y así sucesivamente. Un nodo de ROS se escribe con el uso de las librerías cliente de ROS, roscpp y rospy. La herramienta rosnode es una herramienta de línea de comando para mostrar información sobre los nodos:</text:p>
      <text:p text:style-name="P1">rosnode info node: Muestra información sobre el nodo</text:p>
      <text:p text:style-name="P1">rosnode kill node: Mata el nodo o envía una señal para matarlo</text:p>
      <text:p text:style-name="P1">rosnode list: Muestra una lista con los nodos activos</text:p>
      <text:p text:style-name="P1">rosnode machine hostname: Lista los nodos ejecutando en una máquina en concreto</text:p>
      <text:p text:style-name="P1">rosnode ping node: Muestra la conectividad con el nodo</text:p>
      <text:p text:style-name="P1">rosnode cleanup: Limpia la información de registro para nodos inalcanzables</text:p>
      <text:p text:style-name="P1"><text:span text:style-name="T2">Mensajes:</text:span> Los nodos se comunican entre si por medio de mensajes. Un mensaje es una estructura de datos compuestos. El mensaje es combinación de tipos primitivos y mensajes. Los tipos primitivos de datos (integer, floating point, boolean, etc.) están soportados, como los arrays de tipo primitivo. Los mensajes pueden incluir estructuras y arrays (como las estructuras de C).</text:p>
      <text:p text:style-name="P1"><text:span text:style-name="T1">Tópicos:</text:span> Los tópicos son canales de comunicación para transmitir datos. Los tópicos pueden ser transmitidos sin una comunicación directa entre nodos, significa que la producción y <text:soft-page-break/>consumición de datos esta desacoplada. Un tópico puede tener varios subscriptores. Cada tópico esta fuertemente tipado por un tipo de mensaje de ROS que se publica, los nodos pueden recibir mensajes de un tipo determinado. Un nodo puede subscribirse a un tópico solo si tiene el mismo tipo de mensaje. El tópico en ROS puede transmitirse usando TCP/IP o UDP. El transporte basado en TCP/IP es conocido como TCPROS y utiliza TCP/IP para la conexión. Este es el tipo de transporte utilizado en ROS. ROS tiene una herramienta para trabajar con tópicos llamada rostopic. Es una herramienta de línea de comandos que proporciona información sobre el tópico o publica datos directamente sobre la red:</text:p>
      <text:p text:style-name="P1">rostopic bw /topic: Muestra el ancho de banda utilizado por un tópico</text:p>
      <text:p text:style-name="P1">rostopic echo /topic: Muestra el mensaje por la salida estándar.</text:p>
      <text:p text:style-name="P1">rostopic find message_type: Busca tópicos que usen el tipo de mensaje especificado.</text:p>
      <text:p text:style-name="P1">rostopic hz /topic: Publica la tasa de publicación del tópico.</text:p>
      <text:p text:style-name="P1">rostopic info /topic: Muestra información sobre el tópico, el tópico publicado, los que están subscritos y los servicios.</text:p>
      <text:p text:style-name="P1">rostopic list: Muestra información sobre los tópicos activos.</text:p>
      <text:p text:style-name="P1">rostopic pub /topic type args: Publica datos al tópico. Permite crear y publicar datos en cualquier tópico directamente desde la línea de comandos.</text:p>
      <text:p text:style-name="P1">rostopic type /topic:Muestra el tipo de tópico, es decir, el tipo de mensaje que publica.</text:p>
      <text:p text:style-name="P1"/>
      <text:p text:style-name="P1"><text:span text:style-name="T1">Servicios:</text:span> En muchos casos el transporte en un único sentido no es suficiente para las interacciones de petición y respuesta que a menudo se requieren en un sistema distribuido. La petición y respuesta se realiza a través de los servicios, que se definen a partir de una estructura de mensajes: una para la petición y otra para la respuesta. Un nodo proporciona un servicio con un nombre y un cliente utiliza dicho servicio mediante el envío del mensaje de petición y espera a la respuesta. La librería cliente de ROS generalmente presenta esta interacción como si fuera una llamada a procedimiento remoto. Los comandos soportados son los siguientes:</text:p>
      <text:p text:style-name="P1">rosservice call /service args: Llama al servicio con los argumentos apropiados</text:p>
      <text:p text:style-name="P1">rosservice find msg-type: Busca los servicios por el tipo de servicio</text:p>
      <text:p text:style-name="P1">rosservice info /service:Muestra información sobre el servicio</text:p>
      <text:p text:style-name="P1">rosservice list: Lista los servicios activos</text:p>
      <text:p text:style-name="P1">rosservice type /service:Muestra el tipo de servicio</text:p>
      <text:p text:style-name="P1">rosservice uri /service: Muestra el servicio ROSRPC URI</text:p>
      <text:p text:style-name="P1"/>
      <text:p text:style-name="P1">Para crear, modificar y trabajar con paquetes, ROS proporciona algunas herramientas para asistencia:</text:p>
      <text:p text:style-name="P1">rospack: Este comando se usa para obtener información o buscar información sobre un paquete</text:p>
      <text:p text:style-name="P1">roscreate-pkg: Crear un nuevo paquete utiliza este comando</text:p>
      <text:p text:style-name="P1">rosmake: Compilar un paquete</text:p>
      <text:p text:style-name="P1">rosdep: Instalar en el sistema las dependencias de un paquete</text:p>
      <text:p text:style-name="P1">rxdeps: Ver las dependencias de un paquete como un grafo</text:p>
      <text:p text:style-name="P1"/>
      <text:p text:style-name="P1">Para moverte entre los paquetes y sus ficheros y archivos, ROS proporciona un paquete muy <text:soft-page-break/>útil llamado rosbash, que proporciona algunos comandos muy similares a los de Linux.</text:p>
      <text:p text:style-name="P1">roscd: Ayudar a cambiar de directorio</text:p>
      <text:p text:style-name="P1">rosed: Editar un archivo</text:p>
      <text:p text:style-name="P1">roscp: Copiar un fichero de algún paquete.</text:p>
      <text:p text:style-name="P1">rosd: Listar los directorios de un paquete</text:p>
      <text:p text:style-name="P1">rosls: Listar los ficheros de un paquete</text:p>
      <text:h text:style-name="Heading_20_2" text:outline-level="2">Controlador PID<text:bibliography-mark text:identifier="PID" text:bibliography-type="custom1" text:author="colaboradores de la wikipedia" text:publisher="WIkipedia, La enclopedia libre" text:title="Controlador PID" text:year="10 de junio del 2017, 09:47 UTC" text:url="https://es.wikipedia.org/w/index.php?title=Controlador_PID&amp;oldid=100166872">[PID]</text:bibliography-mark></text:h>
      <text:p text:style-name="UBUcuerpoTrabajo">Un controlador PID (proporcional-integral-derivativo) es un mecanismo de control por re-alimentación ampliamente usado en sistemas de control industrial. Este calcula la desviación o error entre un valor medido y un valor deseado. El controlador intenta minimizar el error a lo largo del tiempo.</text:p>
      <text:p text:style-name="UBUcuerpoTrabajo">En este proyecto se usa para hacer que el robot ajuste su movimiento lo más posible a una trayectoria prefijada, utilizando las variables PID para su regulación.</text:p>
      <text:p text:style-name="UBUcuerpoTrabajo">El algoritmo del control PID consiste de tres parámetros distintos: el proporcional, el integral, y el derivativo. El valor Proporcional depende del error actual. El Integral depende de los errores pasados y el Derivativo es una predicción de los errores futuros. La suma de estas tres acciones es usada para ajustar al proceso por medio de un elemento de control.</text:p>
      <text:h text:style-name="Heading_20_3" text:outline-level="3">Proporcional</text:h>
      <text:p text:style-name="UBUcuerpoTrabajo">La parte proporcional consiste en el producto entre la señal de error y la constante proporcional para lograr que el error en estado estacionario se aproxime a cero, pero en la mayoría de los casos, estos valores solo serán óptimos en una determinada porción del rango total de control, siendo distintos los valores óptimos para cada porción del rango. En cambio, existe el fenómeno de la sobreoscilación que consiste en que el sistema alcanza valores superiores a los deseados. Hay una relación lineal continua entre el valor de la variable controlada y la posición del elemento final de control. La parte proporcional no considera el tiempo, por lo tanto, la mejor manera de solucionar el error permanente y hacer que el sistema contenga alguna componente que tenga en cuenta la variación respecto al tiempo, es incluyendo y configurando las acciones integral y derivativa.</text:p>
      <text:p text:style-name="UBUcuerpoTrabajo"/>
      <text:p text:style-name="UBUcuerpoTrabajo">La fórmula del proporcional está dada por: </text:p>
      <text:p text:style-name="UBUcuerpoTrabajo"/>
      <text:p text:style-name="Text_20_body"><draw:frame draw:style-name="fr3" draw:name="gráficos3" text:anchor-type="paragraph" svg:x="5.948cm" svg:y="0.042cm" svg:width="2.963cm" svg:height="0.743cm" draw:z-index="6"><draw:image xlink:href="Pictures/2000000700000B94000002E6350BC090.svm" xlink:type="simple" xlink:show="embed" xlink:actuate="onLoad"/></draw:frame></text:p>
      <text:p text:style-name="UBUcuerpoTrabajo">El error, la banda proporcional y la posición inicial del elemento final de control se expresan en tanto por uno. Nos indicará la posición que pasará a ocupar el elemento final de control.</text:p>
      <text:h text:style-name="Heading_20_3" text:outline-level="3">Integral</text:h>
      <text:p text:style-name="UBUcuerpoTrabajo">El modo de control Integral tiene como propósito disminuir y eliminar el error en estado estacionario, provocado por perturbaciones exteriores y los cuales no pueden ser corregidos por el control proporcional. El control integral solo actuará cuando hay una desviación entre la variable y el punto deseado, integrando esta desviación en el tiempo y sumándola a la acción proporcional. El error es integrado, lo cual tiene la función de promediarlo o sumarlo por un período determinado; luego es multiplicado por una constante Ki. Posteriormente, la respuesta <text:soft-page-break/>integral es adicionada al modo Proporcional para formar el control P + I con el propósito de obtener una respuesta estable del sistema sin error estacionario. </text:p>
      <text:p text:style-name="UBUcuerpoTrabajo">El control integral se utiliza para obviar el inconveniente del offset (desviación permanente de la variable con respecto al punto de consigna) de la banda proporcional.</text:p>
      <text:p text:style-name="UBUcuerpoTrabajo">La fórmula de la integral está dada por: </text:p>
      <text:p text:style-name="Text_20_body"><draw:frame draw:style-name="fr4" draw:name="gráficos4" text:anchor-type="paragraph" svg:x="5.551cm" svg:y="0.434cm" svg:width="4.447cm" svg:height="1.325cm" draw:z-index="3"><draw:image xlink:href="Pictures/200000070000115E0000052C75C1A399.svm" xlink:type="simple" xlink:show="embed" xlink:actuate="onLoad"/></draw:frame></text:p>
      <text:h text:style-name="Heading_20_3" text:outline-level="3">Derivativo</text:h>
      <text:p text:style-name="P1">La acción derivativa solo se produce cuando hay un cambio en el valor absoluto del error; en caso de que el error sea constante, solamente actúan los modos proporcional e integral.</text:p>
      <text:p text:style-name="P1">El error es la desviación existente entre el punto de medida y el valor consigna, o "Set Point".</text:p>
      <text:p text:style-name="P1">El objetivo de la acción derivativa es evitar que el error se incremente, para ello mantiene el error al mínimo corrigiéndolo proporcionalmente con la misma velocidad que se produce.</text:p>
      <text:p text:style-name="P1">Se deriva con respecto al tiempo y se multiplica por una constante Kd y luego se suma a las señales anteriores (P+I). Es importante adaptar la respuesta de control a los cambios en el sistema ya que una mayor derivativa corresponde a un cambio más rápido y el controlador puede responder acordemente.</text:p>
      <text:p text:style-name="P1">La fórmula del derivativo está dada por: </text:p>
      <text:p text:style-name="Text_20_body"/>
      <text:p text:style-name="Text_20_body"><draw:frame draw:style-name="fr4" draw:name="gráficos5" text:anchor-type="paragraph" svg:x="5.604cm" svg:y="0cm" svg:width="3.23cm" svg:height="1.164cm" draw:z-index="4"><draw:image xlink:href="Pictures/2000000700000C9D0000048D789E2B0E.svm" xlink:type="simple" xlink:show="embed" xlink:actuate="onLoad"/></draw:frame></text:p>
      <text:p text:style-name="UBUcuerpoTrabajo">El control derivativo se caracteriza por el tiempo de acción derivada en minutos de anticipo. </text:p>
      <text:p text:style-name="UBUcuerpoTrabajo">El tiempo óptimo de acción derivativa es el que retorna la variable al punto de consigna con las mínimas oscilaciones.</text:p>
      <text:p text:style-name="UBUcuerpoTrabajo">Kp constante de proporcionalidad: se puede ajustar como el valor de la ganancia del controlador o el porcentaje de banda proporcional. </text:p>
      <text:p text:style-name="UBUcuerpoTrabajo">Ki constante de integración: indica la velocidad con la que se repite la acción proporcional.</text:p>
      <text:p text:style-name="UBUcuerpoTrabajo">Kd constante de derivación: hace presente la respuesta de la acción proporcional duplicándola, sin esperar a que el error se duplique. El valor indicado por la constante de derivación es el lapso durante el cual se manifestará la acción proporcional correspondiente a 2 veces el error y después desaparecerá.</text:p>
      <text:p text:style-name="UBUcuerpoTrabajo">Tanto la acción Integral como la acción Derivativa, afectan a la ganancia dinámica del proceso. Mientras que la acción integral sirve para reducir el error estacionario, que existiría siempre si la constante Ki fuera nula.</text:p>
      <text:p text:style-name="UBUcuerpoTrabajo">La salida de estos tres términos, el proporcional, el integral, y el derivativo son sumados para calcular la salida del controlador PID. Definiendo y (t) como la salida del controlador, la forma final del algoritmo del PID es:</text:p>
      <text:p text:style-name="UBUcuerpoTrabajo"><draw:frame draw:style-name="fr4" draw:name="gráficos6" text:anchor-type="paragraph" svg:x="2.972cm" svg:y="0.425cm" svg:width="10.109cm" svg:height="1.528cm" draw:z-index="5"><draw:image xlink:href="Pictures/2000000700002B1A0000069E4A42B2BC.svm"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1" svg:font-family="Arial" style:font-adornments="Negrita" style:font-family-generic="swiss" style:font-pitch="variable"/>
    <style:font-face style:name="Arial" svg:font-family="Arial" style:font-adornments="Negrita Cursiv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left="0.75cm" fo:margin-right="0cm" fo:margin-top="0.6cm" fo:margin-bottom="0.199cm" fo:text-indent="-0.25cm" style:auto-text-indent="false">
        <style:tab-stops/>
      </style:paragraph-properties>
      <style:text-properties fo:font-variant="small-caps" style:font-name="Arial1" fo:font-size="16pt"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199cm"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3_ConceptosTeoricos.odt</text:file-name> v.<text:editing-cycles>33</text:editing-cycles> <text:title/><text:modification-date style:data-style-name="N103">30/jun/17</text:modification-date><text:tab/><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2:16</meta:creation-date>
    <meta:generator>OpenOffice/4.1.3$Win32 OpenOffice.org_project/413m1$Build-9783</meta:generator>
    <dc:date>2017-06-30T11:56:47.47</dc:date>
    <dc:creator>Carmelo Basconcillos Reyero</dc:creator>
    <meta:editing-duration>PT2H29M6S</meta:editing-duration>
    <meta:editing-cycles>33</meta:editing-cycles>
    <meta:printed-by>Carlos Pardo Aguilar</meta:printed-by>
    <meta:print-date>2015-07-18T14:21:34</meta:print-date>
    <meta:document-statistic meta:table-count="0" meta:image-count="6" meta:object-count="0" meta:page-count="6" meta:paragraph-count="75" meta:word-count="2051" meta:character-count="12809"/>
  </office:meta>
</office:document-meta>
</file>